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7.2681in" table:align="margins" style:shadow="none" style:writing-mode="lr-tb"/>
    </style:style>
    <style:style style:name="Table2.A" style:family="table-column">
      <style:table-column-properties style:column-width="1.8174in" style:rel-column-width="16383*"/>
    </style:style>
    <style:style style:name="Table2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2.D1" style:family="table-cell">
      <style:table-cell-properties fo:padding="0.0382in" fo:border="0.05pt solid #eeeeee"/>
    </style:style>
    <style:style style:name="Table2.A2" style:family="table-cell">
      <style:table-cell-properties fo:padding="0.0382in" fo:border-left="0.05pt solid #eeeeee" fo:border-right="none" fo:border-top="none" fo:border-bottom="0.05pt solid #eeeeee"/>
    </style:style>
    <style:style style:name="Table2.D2" style:family="table-cell">
      <style:table-cell-properties fo:padding="0.0382in" fo:border-left="0.05pt solid #eeeeee" fo:border-right="0.05pt solid #eeeeee" fo:border-top="none" fo:border-bottom="0.05pt solid #eeeee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line-height="115%" style:writing-mode="lr-tb"/>
      <style:text-properties officeooo:rsid="00243095" officeooo:paragraph-rsid="00243095"/>
    </style:style>
    <style:style style:name="P12" style:family="paragraph" style:parent-style-name="Standard">
      <style:paragraph-properties fo:line-height="115%" style:writing-mode="lr-tb"/>
      <style:text-properties officeooo:rsid="00243095" officeooo:paragraph-rsid="00282610"/>
    </style:style>
    <style:style style:name="P13" style:family="paragraph" style:parent-style-name="Standard">
      <style:paragraph-properties fo:line-height="115%" style:writing-mode="lr-tb"/>
      <style:text-properties officeooo:rsid="00282610" officeooo:paragraph-rsid="00282610"/>
    </style:style>
    <style:style style:name="P1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5" style:family="paragraph" style:parent-style-name="Standard">
      <style:paragraph-properties fo:line-height="115%" style:writing-mode="lr-tb"/>
      <style:text-properties officeooo:rsid="00282610" officeooo:paragraph-rsid="00282610"/>
    </style:style>
    <style:style style:name="P16" style:family="paragraph" style:parent-style-name="Standard">
      <style:paragraph-properties fo:line-height="115%" style:writing-mode="lr-tb"/>
      <style:text-properties officeooo:rsid="00282610" officeooo:paragraph-rsid="002aaeca"/>
    </style:style>
    <style:style style:name="P17" style:family="paragraph" style:parent-style-name="Standard">
      <style:paragraph-properties fo:line-height="115%" style:writing-mode="lr-tb"/>
      <style:text-properties officeooo:rsid="002a5266" officeooo:paragraph-rsid="002a5266"/>
    </style:style>
    <style:style style:name="P18" style:family="paragraph" style:parent-style-name="Standard">
      <style:paragraph-properties fo:line-height="115%" style:writing-mode="lr-tb"/>
      <style:text-properties officeooo:rsid="002a5266" officeooo:paragraph-rsid="002aaeca"/>
    </style:style>
    <style:style style:name="P19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15%" style:writing-mode="lr-tb"/>
      <style:text-properties officeooo:rsid="001f7028" officeooo:paragraph-rsid="002aaeca"/>
    </style:style>
    <style:style style:name="P21" style:family="paragraph" style:parent-style-name="Standard">
      <style:paragraph-properties fo:line-height="115%" style:writing-mode="lr-tb"/>
      <style:text-properties officeooo:rsid="0020bb0d" officeooo:paragraph-rsid="002aaeca"/>
    </style:style>
    <style:style style:name="P22" style:family="paragraph" style:parent-style-name="Standard">
      <style:paragraph-properties fo:line-height="115%" style:writing-mode="lr-tb"/>
      <style:text-properties officeooo:rsid="00243095" officeooo:paragraph-rsid="002aaeca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15%" fo:break-before="auto" fo:break-after="auto" style:writing-mode="lr-tb"/>
      <style:text-properties officeooo:paragraph-rsid="002aaeca"/>
    </style:style>
    <style:style style:name="P25" style:family="paragraph" style:parent-style-name="Standard">
      <style:paragraph-properties fo:line-height="115%" fo:break-before="auto" fo:break-after="auto" style:writing-mode="lr-tb"/>
      <style:text-properties officeooo:rsid="00243095" officeooo:paragraph-rsid="00282610"/>
    </style:style>
    <style:style style:name="P26" style:family="paragraph" style:parent-style-name="Standard">
      <style:paragraph-properties fo:line-height="115%" fo:break-before="auto" fo:break-after="auto" style:writing-mode="lr-tb"/>
      <style:text-properties officeooo:rsid="00282610" officeooo:paragraph-rsid="002aaeca"/>
    </style:style>
    <style:style style:name="T1" style:family="text">
      <style:text-properties officeooo:rsid="00250e21"/>
    </style:style>
    <style:style style:name="T2" style:family="text">
      <style:text-properties officeooo:rsid="002aa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nths of the Year:</text:p>
            <text:p text:style-name="P2">January</text:p>
            <text:p text:style-name="P2">February</text:p>
            <text:p text:style-name="P2">March</text:p>
            <text:p text:style-name="P2">April</text:p>
            <text:p text:style-name="P2">May</text:p>
            <text:p text:style-name="P2">June</text:p>
            <text:p text:style-name="P2">July</text:p>
            <text:p text:style-name="P2">August</text:p>
            <text:p text:style-name="P2">September</text:p>
            <text:p text:style-name="P2">October</text:p>
            <text:p text:style-name="P2">November</text:p>
            <text:p text:style-name="P2">December</text:p>
            <text:p text:style-name="P2"/>
            <text:p text:style-name="P4">Common Names:</text:p>
            <text:p text:style-name="P2">John Smith</text:p>
            <text:p text:style-name="P2">Sarah</text:p>
            <text:p text:style-name="P2">Simon</text:p>
            <text:p text:style-name="P2">David</text:p>
            <text:p text:style-name="P2">Mary</text:p>
            <text:p text:style-name="P2">Nick</text:p>
            <text:p text:style-name="P2">Mr Brown</text:p>
            <text:p text:style-name="P2">Liz</text:p>
          </table:table-cell>
          <table:table-cell table:style-name="Table1.A1" office:value-type="string">
            <text:p text:style-name="P5">Days of the week:</text:p>
            <text:p text:style-name="P3">Saturday</text:p>
            <text:p text:style-name="P3">Sunday</text:p>
            <text:p text:style-name="P3">Monday</text:p>
            <text:p text:style-name="P3">Tuesday</text:p>
            <text:p text:style-name="P3">Wednesday</text:p>
            <text:p text:style-name="P3">Thursday</text:p>
            <text:p text:style-name="P3">Friday</text:p>
            <text:p text:style-name="P3"/>
            <text:p text:style-name="P5">Common Place:</text:p>
            <text:p text:style-name="P3">Public Library</text:p>
            <text:p text:style-name="P3">Cafeteria</text:p>
            <text:p text:style-name="P3">University</text:p>
            <text:p text:style-name="P3">Department</text:p>
            <text:p text:style-name="P3">Toilet</text:p>
            <text:p text:style-name="P3">Cinema</text:p>
            <text:p text:style-name="P3">Theater</text:p>
            <text:p text:style-name="P3">Luna Park</text:p>
            <text:p text:style-name="P3">Shopping Mall</text:p>
            <text:p text:style-name="P3"/>
          </table:table-cell>
          <table:table-cell table:style-name="Table1.A1" office:value-type="string">
            <text:p text:style-name="P5">Season of the Year:</text:p>
            <text:p text:style-name="P3">Spring</text:p>
            <text:p text:style-name="P3">Summer</text:p>
            <text:p text:style-name="P3">Winter</text:p>
            <text:p text:style-name="P3">Autumn</text:p>
            <text:p text:style-name="P6"/>
            <text:p text:style-name="P10">Music:</text:p>
            <text:p text:style-name="P7">Jazz</text:p>
            <text:p text:style-name="P8">Pop</text:p>
            <text:p text:style-name="P8">Folk</text:p>
            <text:p text:style-name="P8">Classical</text:p>
            <text:p text:style-name="P8">Concert</text:p>
            <text:p text:style-name="P8">Radio</text:p>
            <text:p text:style-name="P9">Disco</text:p>
            <text:p text:style-name="P9">Pub</text:p>
            <text:p text:style-name="P9">Concert Hall</text:p>
            <text:p text:style-name="P9">Opera House</text:p>
          </table:table-cell>
          <table:table-cell table:style-name="Table1.A1" office:value-type="string">
            <text:p text:style-name="P5">Common Nationalities:</text:p>
            <text:p text:style-name="P3">Bangladeshis</text:p>
            <text:p text:style-name="P3">Canadians</text:p>
            <text:p text:style-name="P3">Brazilians</text:p>
            <text:p text:style-name="P3">Muslims</text:p>
            <text:p text:style-name="P3">Christians</text:p>
            <text:p text:style-name="P3">Hindus</text:p>
            <text:p text:style-name="P3">Jewess</text:p>
          </table:table-cell>
        </table:table-row>
      </table:table>
      <text:p text:style-name="P1"/>
      <text:p text:style-name="P23">Common Words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4">Pizza</text:p>
          </table:table-cell>
          <table:table-cell table:style-name="Table2.A1" office:value-type="string">
            <text:p text:style-name="P24">Definitely</text:p>
          </table:table-cell>
          <table:table-cell table:style-name="Table2.A1" office:value-type="string">
            <text:p text:style-name="P16">windy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Bicycles</text:p>
          </table:table-cell>
          <table:table-cell table:style-name="Table2.A2" office:value-type="string">
            <text:p text:style-name="P24">Which</text:p>
          </table:table-cell>
          <table:table-cell table:style-name="Table2.A2" office:value-type="string">
            <text:p text:style-name="P16">humid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Community</text:p>
          </table:table-cell>
          <table:table-cell table:style-name="Table2.A2" office:value-type="string">
            <text:p text:style-name="P24">Nowadays</text:p>
          </table:table-cell>
          <table:table-cell table:style-name="Table2.A2" office:value-type="string">
            <text:p text:style-name="P18">coffe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Fundraiser</text:p>
          </table:table-cell>
          <table:table-cell table:style-name="Table2.A2" office:value-type="string">
            <text:p text:style-name="P20"><text:span text:style-name="T1">C</text:span>heque / check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Charity work</text:p>
          </table:table-cell>
          <table:table-cell table:style-name="Table2.A2" office:value-type="string">
            <text:p text:style-name="P20">a 10-minut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Museum</text:p>
          </table:table-cell>
          <table:table-cell table:style-name="Table2.A2" office:value-type="string">
            <text:p text:style-name="P20"><text:span text:style-name="T1">D</text:span>iseas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Grassroots</text:p>
          </table:table-cell>
          <table:table-cell table:style-name="Table2.A2" office:value-type="string">
            <text:p text:style-name="P21"><text:span text:style-name="T1">D</text:span>iet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Government</text:p>
          </table:table-cell>
          <table:table-cell table:style-name="Table2.A2" office:value-type="string">
            <text:p text:style-name="P22">Chocolate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Environment</text:p>
          </table:table-cell>
          <table:table-cell table:style-name="Table2.A2" office:value-type="string">
            <text:p text:style-name="P26"><text:span text:style-name="T2">c</text:span>oa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Their</text:p>
          </table:table-cell>
          <table:table-cell table:style-name="Table2.A2" office:value-type="string">
            <text:p text:style-name="P16">firewood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Different</text:p>
          </table:table-cell>
          <table:table-cell table:style-name="Table2.A2" office:value-type="string">
            <text:p text:style-name="P16">craftsme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Believe</text:p>
          </table:table-cell>
          <table:table-cell table:style-name="Table2.A2" office:value-type="string">
            <text:p text:style-name="P16">workshop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Percentage</text:p>
          </table:table-cell>
          <table:table-cell table:style-name="Table2.A2" office:value-type="string">
            <text:p text:style-name="P16">showroom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Society</text:p>
          </table:table-cell>
          <table:table-cell table:style-name="Table2.A2" office:value-type="string">
            <text:p text:style-name="P16">caf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4">Until</text:p>
          </table:table-cell>
          <table:table-cell table:style-name="Table2.A2" office:value-type="string">
            <text:p text:style-name="P16">cottage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9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6</meta:editing-cycles>
    <dc:date>2017-01-26T14:30:58.679083587</dc:date>
    <meta:editing-duration>PT3H59M48S</meta:editing-duration>
    <meta:document-statistic meta:table-count="2" meta:image-count="0" meta:object-count="0" meta:page-count="1" meta:paragraph-count="99" meta:word-count="126" meta:character-count="788" meta:non-whitespace-character-count="761"/>
  </office:meta>
</office:document-meta>
</file>